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4.4591in"/>
    </style:style>
    <style:style style:name="co3" style:family="table-column">
      <style:table-column-properties fo:break-before="auto" style:column-width="2.67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9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4">
      <style:table-cell-properties fo:background-color="#bbe33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3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b2b2b2" style:diagonal-bl-tr="none" style:diagonal-tl-br="none" fo:border="0.74pt solid #666666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000000" fo:border-right="0.74pt solid #666666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04">
      <style:table-cell-properties fo:border="0.74pt solid #000000"/>
      <style:text-properties fo:font-size="14pt" style:font-size-asian="14pt" style:font-size-complex="14pt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45" style:family="table-cell" style:parent-style-name="Default" style:data-style-name="N104">
      <style:table-cell-properties fo:background-color="#ff860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666666" fo:border-right="0.74pt solid #000000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10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b2b2b2" style:diagonal-bl-tr="none" style:diagonal-tl-br="none" fo:border="0.74pt solid #666666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4pt" style:font-size-asian="14pt" style:font-size-complex="14pt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000000" fo:border-right="0.74pt solid #666666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04">
      <style:table-cell-properties fo:border="0.74pt solid #000000"/>
      <style:text-properties fo:font-size="14pt" style:font-size-asian="14pt" style:font-size-complex="14pt"/>
    </style:style>
    <style:style style:name="ce64" style:family="table-cell" style:parent-style-name="Default" style:data-style-name="N104">
      <style:table-cell-properties fo:background-color="#bbe33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66" style:family="table-cell" style:parent-style-name="Default" style:data-style-name="N104">
      <style:table-cell-properties fo:background-color="#ff860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103"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666666" fo:border-right="0.74pt solid #000000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0">
      <style:table-cell-properties fo:border="0.74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number-columns-repeated="4" table:default-cell-style-name="ce43"/>
        <table:table-column table:style-name="co5" table:default-cell-style-name="ce43"/>
        <table:table-column table:style-name="co4" table:number-columns-repeated="16376" table:default-cell-style-name="ce43"/>
        <table:table-row table:style-name="ro1">
          <table:table-cell table:style-name="ce32" office:value-type="string" calcext:value-type="string">
            <text:p>Unit Cost of the V3 Ladybug Mixer</text:p>
          </table:table-cell>
          <table:table-cell table:style-name="Default"/>
          <table:table-cell table:style-name="ce53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61" office:value-type="string" calcext:value-type="string" table:number-columns-spanned="6" table:number-rows-spanned="1">
            <text:p>Version 3</text:p>
          </table:table-cell>
          <table:covered-table-cell table:number-columns-repeated="5"/>
          <table:table-cell table:number-columns-repeated="16375"/>
        </table:table-row>
        <table:table-row table:style-name="ro2">
          <table:table-cell/>
          <table:table-cell table:style-name="ce49" office:value-type="string" calcext:value-type="string">
            <text:p>Description</text:p>
          </table:table-cell>
          <table:table-cell table:style-name="ce54" office:value-type="string" calcext:value-type="string">
            <text:p>Vendor</text:p>
          </table:table-cell>
          <table:table-cell table:style-name="ce62" office:value-type="string" calcext:value-type="string">
            <text:p>Q5</text:p>
          </table:table-cell>
          <table:table-cell table:style-name="ce68" office:value-type="string" calcext:value-type="string">
            <text:p>Q5 %</text:p>
          </table:table-cell>
          <table:table-cell table:style-name="ce70" office:value-type="string" calcext:value-type="string">
            <text:p>Q10</text:p>
          </table:table-cell>
          <table:table-cell table:style-name="ce71" office:value-type="string" calcext:value-type="string">
            <text:p>Q10 %</text:p>
          </table:table-cell>
          <table:table-cell table:style-name="ce70" office:value-type="string" calcext:value-type="string">
            <text:p>Q25</text:p>
          </table:table-cell>
          <table:table-cell table:style-name="ce71" office:value-type="string" calcext:value-type="string">
            <text:p>Q25 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Main PCB + XLR PCB + assembly</text:p>
          </table:table-cell>
          <table:table-cell table:style-name="ce55" office:value-type="string" calcext:value-type="string">
            <text:p>JLCPCB</text:p>
          </table:table-cell>
          <table:table-cell table:style-name="ce63" table:formula="of:=(119.78+27.34)/5" office:value-type="currency" office:currency="USD" office:value="29.424" calcext:value-type="currency">
            <text:p>$29.42</text:p>
          </table:table-cell>
          <table:table-cell table:style-name="ce69" table:formula="of:=SUM([.$D$5:.D5])/[.$D$22]" office:value-type="percentage" office:value="0.360607679825873" calcext:value-type="percentage">
            <text:p>36%</text:p>
          </table:table-cell>
          <table:table-cell table:style-name="ce63" table:formula="of:=(179.97+47.56)/10" office:value-type="currency" office:currency="USD" office:value="22.753" calcext:value-type="currency">
            <text:p>$22.75</text:p>
          </table:table-cell>
          <table:table-cell table:style-name="ce69" table:formula="of:=SUM([.$F$5:.F5])/[.$F$22]" office:value-type="percentage" office:value="0.321808224758004" calcext:value-type="percentage">
            <text:p>32%</text:p>
          </table:table-cell>
          <table:table-cell table:style-name="ce63" table:formula="of:=(332.7+65.79)/25" office:value-type="currency" office:currency="USD" office:value="15.9396" calcext:value-type="currency">
            <text:p>$15.94</text:p>
          </table:table-cell>
          <table:table-cell table:style-name="ce69" table:formula="of:=SUM([.$H$5:.H5])/[.$H$22]" office:value-type="percentage" office:value="0.267511177347243" calcext:value-type="percentage">
            <text:p>27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Aluminum 5052-H32 red powder-coated enc.</text:p>
          </table:table-cell>
          <table:table-cell table:style-name="ce55" office:value-type="string" calcext:value-type="string">
            <text:p>Fabworks</text:p>
          </table:table-cell>
          <table:table-cell table:style-name="ce63" table:formula="of:=129.05/5" office:value-type="currency" office:currency="USD" office:value="25.81" calcext:value-type="currency">
            <text:p>$25.81</text:p>
          </table:table-cell>
          <table:table-cell table:style-name="ce69" table:formula="of:=SUM([.$D$5:.D6])/[.$D$22]" office:value-type="percentage" office:value="0.676923755692709" calcext:value-type="percentage">
            <text:p>68%</text:p>
          </table:table-cell>
          <table:table-cell table:style-name="ce63" table:formula="of:=216.34/10" office:value-type="currency" office:currency="USD" office:value="21.634" calcext:value-type="currency">
            <text:p>$21.63</text:p>
          </table:table-cell>
          <table:table-cell table:style-name="ce69" table:formula="of:=SUM([.$F$5:.F6])/[.$F$22]" office:value-type="percentage" office:value="0.627789815511516" calcext:value-type="percentage">
            <text:p>63%</text:p>
          </table:table-cell>
          <table:table-cell table:style-name="ce63" table:formula="of:=466.46/25" office:value-type="currency" office:currency="USD" office:value="18.6584" calcext:value-type="currency">
            <text:p>$18.66</text:p>
          </table:table-cell>
          <table:table-cell table:style-name="ce69" table:formula="of:=SUM([.$H$5:.H6])/[.$H$22]" office:value-type="percentage" office:value="0.580651441307179" calcext:value-type="percentage">
            <text:p>58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Knobs (6 + 1 per)</text:p>
          </table:table-cell>
          <table:table-cell table:style-name="ce56" office:value-type="string" calcext:value-type="string">
            <text:p>Love My Switches</text:p>
          </table:table-cell>
          <table:table-cell table:style-name="ce63" table:formula="of:=55.05/5" office:value-type="currency" office:currency="USD" office:value="11.01" calcext:value-type="currency">
            <text:p>$11.01</text:p>
          </table:table-cell>
          <table:table-cell table:style-name="ce69" table:formula="of:=SUM([.$D$5:.D7])/[.$D$22]" office:value-type="percentage" office:value="0.811857502120212" calcext:value-type="percentage">
            <text:p>81%</text:p>
          </table:table-cell>
          <table:table-cell table:style-name="ce63" table:formula="of:=115/10" office:value-type="currency" office:currency="USD" office:value="11.5" calcext:value-type="currency">
            <text:p>$11.50</text:p>
          </table:table-cell>
          <table:table-cell table:style-name="ce69" table:formula="of:=SUM([.$F$5:.F7])/[.$F$22]" office:value-type="percentage" office:value="0.790440656487081" calcext:value-type="percentage">
            <text:p>79%</text:p>
          </table:table-cell>
          <table:table-cell table:style-name="ce63" table:formula="of:=261.68/25" office:value-type="currency" office:currency="USD" office:value="10.4672" calcext:value-type="currency">
            <text:p>$10.47</text:p>
          </table:table-cell>
          <table:table-cell table:style-name="ce69" table:formula="of:=SUM([.$H$5:.H7])/[.$H$22]" office:value-type="percentage" office:value="0.756320403861388" calcext:value-type="percentage">
            <text:p>76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LM1971 attenuator chip</text:p>
          </table:table-cell>
          <table:table-cell table:style-name="ce56" office:value-type="string" calcext:value-type="string">
            <text:p>Newark</text:p>
          </table:table-cell>
          <table:table-cell table:style-name="ce63" office:value-type="currency" office:currency="USD" office:value="2.5" calcext:value-type="currency">
            <text:p>$2.50</text:p>
          </table:table-cell>
          <table:table-cell table:style-name="ce69" table:formula="of:=SUM([.$D$5:.D8])/[.$D$22]" office:value-type="percentage" office:value="0.8424964091201" calcext:value-type="percentage">
            <text:p>84%</text:p>
          </table:table-cell>
          <table:table-cell table:style-name="ce63" office:value-type="currency" office:currency="USD" office:value="2.5" calcext:value-type="currency">
            <text:p>$2.50</text:p>
          </table:table-cell>
          <table:table-cell table:style-name="ce69" table:formula="of:=SUM([.$F$5:.F8])/[.$F$22]" office:value-type="percentage" office:value="0.82579953496003" calcext:value-type="percentage">
            <text:p>83%</text:p>
          </table:table-cell>
          <table:table-cell table:style-name="ce63" office:value-type="currency" office:currency="USD" office:value="2.5" calcext:value-type="currency">
            <text:p>$2.50</text:p>
          </table:table-cell>
          <table:table-cell table:style-name="ce69" table:formula="of:=SUM([.$H$5:.H8])/[.$H$22]" office:value-type="percentage" office:value="0.798277413031512" calcext:value-type="percentage">
            <text:p>80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Neutrik male XLR + 6 screws</text:p>
          </table:table-cell>
          <table:table-cell table:style-name="ce55" office:value-type="string" calcext:value-type="string">
            <text:p>Performance Audio</text:p>
          </table:table-cell>
          <table:table-cell table:style-name="ce63" table:formula="of:=11.55/5" office:value-type="currency" office:currency="USD" office:value="2.31" calcext:value-type="currency">
            <text:p>$2.31</text:p>
          </table:table-cell>
          <table:table-cell table:style-name="ce69" table:formula="of:=SUM([.$D$5:.D9])/[.$D$22]" office:value-type="percentage" office:value="0.870806759187995" calcext:value-type="percentage">
            <text:p>87%</text:p>
          </table:table-cell>
          <table:table-cell table:style-name="ce63" table:formula="of:=17.75/10" office:value-type="currency" office:currency="USD" office:value="1.775" calcext:value-type="currency">
            <text:p>$1.78</text:p>
          </table:table-cell>
          <table:table-cell table:style-name="ce69" table:formula="of:=SUM([.$F$5:.F9])/[.$F$22]" office:value-type="percentage" office:value="0.850904338675824" calcext:value-type="percentage">
            <text:p>85%</text:p>
          </table:table-cell>
          <table:table-cell table:style-name="ce63" table:formula="of:=36.95/25" office:value-type="currency" office:currency="USD" office:value="1.478" calcext:value-type="currency">
            <text:p>$1.48</text:p>
          </table:table-cell>
          <table:table-cell table:style-name="ce69" table:formula="of:=SUM([.$H$5:.H9])/[.$H$22]" office:value-type="percentage" office:value="0.823082396852889" calcext:value-type="percentage">
            <text:p>82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3.5mm jacks (4)</text:p>
          </table:table-cell>
          <table:table-cell table:style-name="ce56" office:value-type="string" calcext:value-type="string">
            <text:p>Amazon</text:p>
          </table:table-cell>
          <table:table-cell table:style-name="ce63" table:formula="of:=4*0.44" office:value-type="currency" office:currency="USD" office:value="1.76" calcext:value-type="currency">
            <text:p>$1.76</text:p>
          </table:table-cell>
          <table:table-cell table:style-name="ce69" table:formula="of:=SUM([.$D$5:.D10])/[.$D$22]" office:value-type="percentage" office:value="0.892376549715916" calcext:value-type="percentage">
            <text:p>89%</text:p>
          </table:table-cell>
          <table:table-cell table:style-name="ce63" table:formula="of:=4*0.44" office:value-type="currency" office:currency="USD" office:value="1.76" calcext:value-type="currency">
            <text:p>$1.76</text:p>
          </table:table-cell>
          <table:table-cell table:style-name="ce69" table:formula="of:=SUM([.$F$5:.F10])/[.$F$22]" office:value-type="percentage" office:value="0.87579698912078" calcext:value-type="percentage">
            <text:p>88%</text:p>
          </table:table-cell>
          <table:table-cell table:style-name="ce63" table:formula="of:=4*0.44" office:value-type="currency" office:currency="USD" office:value="1.76" calcext:value-type="currency">
            <text:p>$1.76</text:p>
          </table:table-cell>
          <table:table-cell table:style-name="ce69" table:formula="of:=SUM([.$H$5:.H10])/[.$H$22]" office:value-type="percentage" office:value="0.852620131308656" calcext:value-type="percentage">
            <text:p>85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potentiometers</text:p>
          </table:table-cell>
          <table:table-cell table:style-name="ce55" office:value-type="string" calcext:value-type="string">
            <text:p>AliExpress</text:p>
          </table:table-cell>
          <table:table-cell table:style-name="ce63" table:formula="of:=7*(9.27/25)" office:value-type="currency" office:currency="USD" office:value="2.5956" calcext:value-type="currency">
            <text:p>$2.60</text:p>
          </table:table-cell>
          <table:table-cell table:style-name="ce69" table:formula="of:=SUM([.$D$5:.D11])/[.$D$22]" office:value-type="percentage" office:value="0.924187088519479" calcext:value-type="percentage">
            <text:p>92%</text:p>
          </table:table-cell>
          <table:table-cell table:style-name="ce63" table:formula="of:=7*(9.27/25)" office:value-type="currency" office:currency="USD" office:value="2.5956" calcext:value-type="currency">
            <text:p>$2.60</text:p>
          </table:table-cell>
          <table:table-cell table:style-name="ce69" table:formula="of:=SUM([.$F$5:.F11])/[.$F$22]" office:value-type="percentage" office:value="0.912507991106535" calcext:value-type="percentage">
            <text:p>91%</text:p>
          </table:table-cell>
          <table:table-cell table:style-name="ce63" table:formula="of:=7*(9.27/25)" office:value-type="currency" office:currency="USD" office:value="2.5956" calcext:value-type="currency">
            <text:p>$2.60</text:p>
          </table:table-cell>
          <table:table-cell table:style-name="ce69" table:formula="of:=SUM([.$H$5:.H11])/[.$H$22]" office:value-type="percentage" office:value="0.896181576509445" calcext:value-type="percentage">
            <text:p>90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battery holder</text:p>
          </table:table-cell>
          <table:table-cell table:style-name="ce56" office:value-type="string" calcext:value-type="string">
            <text:p>AliExpress</text:p>
          </table:table-cell>
          <table:table-cell table:style-name="ce63" table:formula="of:=2.17" office:value-type="currency" office:currency="USD" office:value="2.17" calcext:value-type="currency">
            <text:p>$2.17</text:p>
          </table:table-cell>
          <table:table-cell table:style-name="ce69" table:formula="of:=SUM([.$D$5:.D12])/[.$D$22]" office:value-type="percentage" office:value="0.950781659795381" calcext:value-type="percentage">
            <text:p>95%</text:p>
          </table:table-cell>
          <table:table-cell table:style-name="ce63" table:formula="of:=2.17" office:value-type="currency" office:currency="USD" office:value="2.17" calcext:value-type="currency">
            <text:p>$2.17</text:p>
          </table:table-cell>
          <table:table-cell table:style-name="ce69" table:formula="of:=SUM([.$F$5:.F12])/[.$F$22]" office:value-type="percentage" office:value="0.943199497621055" calcext:value-type="percentage">
            <text:p>94%</text:p>
          </table:table-cell>
          <table:table-cell table:style-name="ce63" table:formula="of:=2.17" office:value-type="currency" office:currency="USD" office:value="2.17" calcext:value-type="currency">
            <text:p>$2.17</text:p>
          </table:table-cell>
          <table:table-cell table:style-name="ce69" table:formula="of:=SUM([.$H$5:.H12])/[.$H$22]" office:value-type="percentage" office:value="0.932600260469113" calcext:value-type="percentage">
            <text:p>93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3-pin JST-PH connector + wire</text:p>
          </table:table-cell>
          <table:table-cell table:style-name="ce55" office:value-type="string" calcext:value-type="string">
            <text:p>Amazon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D$5:.D13])/[.$D$22]" office:value-type="percentage" office:value="0.952007216075377" calcext:value-type="percentage">
            <text:p>95%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F$5:.F13])/[.$F$22]" office:value-type="percentage" office:value="0.944613852759973" calcext:value-type="percentage">
            <text:p>94%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H$5:.H13])/[.$H$22]" office:value-type="percentage" office:value="0.934278540835918" calcext:value-type="percentage">
            <text:p>93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laser cut spacer (raw material)</text:p>
          </table:table-cell>
          <table:table-cell table:style-name="ce56" office:value-type="string" calcext:value-type="string">
            <text:p>Amazon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D$5:.D14])/[.$D$22]" office:value-type="percentage" office:value="0.953232772355372" calcext:value-type="percentage">
            <text:p>95%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F$5:.F14])/[.$F$22]" office:value-type="percentage" office:value="0.946028207898891" calcext:value-type="percentage">
            <text:p>95%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H$5:.H14])/[.$H$22]" office:value-type="percentage" office:value="0.935956821202723" calcext:value-type="percentage">
            <text:p>94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PLA bottom + side panels (raw material)</text:p>
          </table:table-cell>
          <table:table-cell table:style-name="ce55" office:value-type="string" calcext:value-type="string">
            <text:p>Bambu PLA</text:p>
          </table:table-cell>
          <table:table-cell table:style-name="ce63" table:formula="of:=2.6" office:value-type="currency" office:currency="USD" office:value="2.6" calcext:value-type="currency">
            <text:p>$2.60</text:p>
          </table:table-cell>
          <table:table-cell table:style-name="ce69" table:formula="of:=SUM([.$D$5:.D15])/[.$D$22]" office:value-type="percentage" office:value="0.985097235635255" calcext:value-type="percentage">
            <text:p>99%</text:p>
          </table:table-cell>
          <table:table-cell table:style-name="ce63" table:formula="of:=2.6" office:value-type="currency" office:currency="USD" office:value="2.6" calcext:value-type="currency">
            <text:p>$2.60</text:p>
          </table:table-cell>
          <table:table-cell table:style-name="ce69" table:formula="of:=SUM([.$F$5:.F15])/[.$F$22]" office:value-type="percentage" office:value="0.982801441510758" calcext:value-type="percentage">
            <text:p>98%</text:p>
          </table:table-cell>
          <table:table-cell table:style-name="ce63" table:formula="of:=2.6" office:value-type="currency" office:currency="USD" office:value="2.6" calcext:value-type="currency">
            <text:p>$2.60</text:p>
          </table:table-cell>
          <table:table-cell table:style-name="ce69" table:formula="of:=SUM([.$H$5:.H15])/[.$H$22]" office:value-type="percentage" office:value="0.979592110739652" calcext:value-type="percentage">
            <text:p>98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power switch</text:p>
          </table:table-cell>
          <table:table-cell table:style-name="ce56" office:value-type="string" calcext:value-type="string">
            <text:p>Amazon</text:p>
          </table:table-cell>
          <table:table-cell table:style-name="ce63" office:value-type="currency" office:currency="USD" office:value="0.5" calcext:value-type="currency">
            <text:p>$0.50</text:p>
          </table:table-cell>
          <table:table-cell table:style-name="ce69" table:formula="of:=SUM([.$D$5:.D16])/[.$D$22]" office:value-type="percentage" office:value="0.991225017035232" calcext:value-type="percentage">
            <text:p>99%</text:p>
          </table:table-cell>
          <table:table-cell table:style-name="ce63" office:value-type="currency" office:currency="USD" office:value="0.5" calcext:value-type="currency">
            <text:p>$0.50</text:p>
          </table:table-cell>
          <table:table-cell table:style-name="ce69" table:formula="of:=SUM([.$F$5:.F16])/[.$F$22]" office:value-type="percentage" office:value="0.989873217205348" calcext:value-type="percentage">
            <text:p>99%</text:p>
          </table:table-cell>
          <table:table-cell table:style-name="ce63" office:value-type="currency" office:currency="USD" office:value="0.5" calcext:value-type="currency">
            <text:p>$0.50</text:p>
          </table:table-cell>
          <table:table-cell table:style-name="ce69" table:formula="of:=SUM([.$H$5:.H16])/[.$H$22]" office:value-type="percentage" office:value="0.987983512573676" calcext:value-type="percentage">
            <text:p>99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slide switch for AUX1 vs 2</text:p>
          </table:table-cell>
          <table:table-cell table:style-name="ce56" office:value-type="string" calcext:value-type="string">
            <text:p>Amazon</text:p>
          </table:table-cell>
          <table:table-cell table:style-name="ce63" table:formula="of:=11.12/20" office:value-type="currency" office:currency="USD" office:value="0.556" calcext:value-type="currency">
            <text:p>$0.56</text:p>
          </table:table-cell>
          <table:table-cell table:style-name="ce69" table:formula="of:=SUM([.$D$5:.D17])/[.$D$22]" office:value-type="percentage" office:value="0.998039109952007" calcext:value-type="percentage">
            <text:p>100%</text:p>
          </table:table-cell>
          <table:table-cell table:style-name="ce63" table:formula="of:=11.12/20" office:value-type="currency" office:currency="USD" office:value="0.556" calcext:value-type="currency">
            <text:p>$0.56</text:p>
          </table:table-cell>
          <table:table-cell table:style-name="ce69" table:formula="of:=SUM([.$F$5:.F17])/[.$F$22]" office:value-type="percentage" office:value="0.997737031777731" calcext:value-type="percentage">
            <text:p>100%</text:p>
          </table:table-cell>
          <table:table-cell table:style-name="ce63" table:formula="of:=11.12/20" office:value-type="currency" office:currency="USD" office:value="0.556" calcext:value-type="currency">
            <text:p>$0.56</text:p>
          </table:table-cell>
          <table:table-cell table:style-name="ce69" table:formula="of:=SUM([.$H$5:.H17])/[.$H$22]" office:value-type="percentage" office:value="0.997314751413112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2-pin jumpers</text:p>
          </table:table-cell>
          <table:table-cell table:style-name="ce55" office:value-type="string" calcext:value-type="string">
            <text:p>Amazon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D$5:.D18])/[.$D$22]" office:value-type="percentage" office:value="0.998284221208006" calcext:value-type="percentage">
            <text:p>100%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F$5:.F18])/[.$F$22]" office:value-type="percentage" office:value="0.998019902805515" calcext:value-type="percentage">
            <text:p>100%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H$5:.H18])/[.$H$22]" office:value-type="percentage" office:value="0.997650407486473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silicone feet (6mm)</text:p>
          </table:table-cell>
          <table:table-cell table:style-name="ce56" office:value-type="string" calcext:value-type="string">
            <text:p>Amazon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D$5:.D19])/[.$D$22]" office:value-type="percentage" office:value="0.999509777488002" calcext:value-type="percentage">
            <text:p>100%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F$5:.F19])/[.$F$22]" office:value-type="percentage" office:value="0.999434257944433" calcext:value-type="percentage">
            <text:p>100%</text:p>
          </table:table-cell>
          <table:table-cell table:style-name="ce63" office:value-type="currency" office:currency="USD" office:value="0.1" calcext:value-type="currency">
            <text:p>$0.10</text:p>
          </table:table-cell>
          <table:table-cell table:style-name="ce69" table:formula="of:=SUM([.$H$5:.H19])/[.$H$22]" office:value-type="percentage" office:value="0.999328687853278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M2.5 screws for box</text:p>
          </table:table-cell>
          <table:table-cell table:style-name="ce55" office:value-type="string" calcext:value-type="string">
            <text:p>Amazon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D$5:.D20])/[.$D$22]" office:value-type="percentage" office:value="0.999754888744001" calcext:value-type="percentage">
            <text:p>100%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F$5:.F20])/[.$F$22]" office:value-type="percentage" office:value="0.999717128972216" calcext:value-type="percentage">
            <text:p>100%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H$5:.H20])/[.$H$22]" office:value-type="percentage" office:value="0.999664343926639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LED</text:p>
          </table:table-cell>
          <table:table-cell table:style-name="ce56" office:value-type="string" calcext:value-type="string">
            <text:p>AliExpress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D$5:.D21])/[.$D$22]" office:value-type="percentage" office:value="1" calcext:value-type="percentage">
            <text:p>100%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F$5:.F21])/[.$F$22]" office:value-type="percentage" office:value="1" calcext:value-type="percentage">
            <text:p>100%</text:p>
          </table:table-cell>
          <table:table-cell table:style-name="ce63" office:value-type="currency" office:currency="USD" office:value="0.02" calcext:value-type="currency">
            <text:p>$0.02</text:p>
          </table:table-cell>
          <table:table-cell table:style-name="ce69" table:formula="of:=SUM([.$H$5:.H21])/[.$H$22]" office:value-type="percentage" office:value="1" calcext:value-type="percentage">
            <text:p>100%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style-name="ce57" office:value-type="string" calcext:value-type="string">
            <text:p>TOTAL:</text:p>
          </table:table-cell>
          <table:table-cell table:style-name="ce64" table:formula="of:=SUM([.D5:.D21])" office:value-type="currency" office:currency="USD" office:value="81.5956" calcext:value-type="currency">
            <text:p>$81.60</text:p>
          </table:table-cell>
          <table:table-cell table:style-name="ce58"/>
          <table:table-cell table:style-name="ce64" table:formula="of:=SUM([.F5:.F21])" office:value-type="currency" office:currency="USD" office:value="70.7036" calcext:value-type="currency">
            <text:p>$70.70</text:p>
          </table:table-cell>
          <table:table-cell table:style-name="ce58"/>
          <table:table-cell table:style-name="ce64" table:formula="of:=SUM([.H5:.H21])" office:value-type="currency" office:currency="USD" office:value="59.5848" calcext:value-type="currency">
            <text:p>$59.58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58" office:value-type="string" calcext:value-type="string">
            <text:p>LABOR (1.25hrs @ min wage), Tooling charges</text:p>
          </table:table-cell>
          <table:table-cell table:style-name="ce65" office:value-type="currency" office:currency="USD" office:value="25" calcext:value-type="currency">
            <text:p>$25.00</text:p>
          </table:table-cell>
          <table:table-cell table:style-name="ce58"/>
          <table:table-cell table:style-name="ce65" office:value-type="currency" office:currency="USD" office:value="25" calcext:value-type="currency">
            <text:p>$25.00</text:p>
          </table:table-cell>
          <table:table-cell table:style-name="ce58"/>
          <table:table-cell table:style-name="ce65" office:value-type="currency" office:currency="USD" office:value="25" calcext:value-type="currency">
            <text:p>$25.00</text:p>
          </table:table-cell>
          <table:table-cell table:number-columns-repeated="16376"/>
        </table:table-row>
        <table:table-row table:style-name="ro3">
          <table:table-cell table:style-name="Default" table:number-columns-repeated="2"/>
          <table:table-cell table:style-name="ce59" office:value-type="string" calcext:value-type="string">
            <text:p>Sales price</text:p>
          </table:table-cell>
          <table:table-cell table:style-name="ce65" table:formula="of:=SUM([.D22:.D23])" office:value-type="currency" office:currency="USD" office:value="106.5956" calcext:value-type="currency">
            <text:p>$106.60</text:p>
          </table:table-cell>
          <table:table-cell table:style-name="ce58"/>
          <table:table-cell table:style-name="ce65" table:formula="of:=SUM([.F22:.F23])" office:value-type="currency" office:currency="USD" office:value="95.7036" calcext:value-type="currency">
            <text:p>$95.70</text:p>
          </table:table-cell>
          <table:table-cell table:style-name="ce58"/>
          <table:table-cell table:style-name="ce65" table:formula="of:=SUM([.H22:.H23])" office:value-type="currency" office:currency="USD" office:value="84.5848" calcext:value-type="currency">
            <text:p>$84.58</text:p>
          </table:table-cell>
          <table:table-cell table:style-name="ce59"/>
          <table:table-cell table:style-name="Default" table:number-columns-repeated="16375"/>
        </table:table-row>
        <table:table-row table:style-name="ro2">
          <table:table-cell table:style-name="Default" table:number-columns-repeated="2"/>
          <table:table-cell table:style-name="ce59" office:value-type="string" calcext:value-type="string">
            <text:p>TAX</text:p>
          </table:table-cell>
          <table:table-cell table:style-name="ce65" table:formula="of:=0.0825*[.D24]" office:value-type="currency" office:currency="USD" office:value="8.794137" calcext:value-type="currency">
            <text:p>$8.79</text:p>
          </table:table-cell>
          <table:table-cell table:style-name="ce58"/>
          <table:table-cell table:style-name="ce65" table:formula="of:=0.0825*[.F24]" office:value-type="currency" office:currency="USD" office:value="7.895547" calcext:value-type="currency">
            <text:p>$7.90</text:p>
          </table:table-cell>
          <table:table-cell table:style-name="ce58"/>
          <table:table-cell table:style-name="ce65" table:formula="of:=0.0825*[.H24]" office:value-type="currency" office:currency="USD" office:value="6.978246" calcext:value-type="currency">
            <text:p>$6.98</text:p>
          </table:table-cell>
          <table:table-cell table:style-name="ce59"/>
          <table:table-cell table:style-name="Default" table:number-columns-repeated="16375"/>
        </table:table-row>
        <table:table-row table:style-name="ro2">
          <table:table-cell table:number-columns-repeated="2"/>
          <table:table-cell table:style-name="ce60" office:value-type="string" calcext:value-type="string">
            <text:p>SUB TOTAL</text:p>
          </table:table-cell>
          <table:table-cell table:style-name="ce64" table:formula="of:=SUM([.D24:.D25])" office:value-type="currency" office:currency="USD" office:value="115.389737" calcext:value-type="currency">
            <text:p>$115.39</text:p>
          </table:table-cell>
          <table:table-cell table:style-name="ce57"/>
          <table:table-cell table:style-name="ce64" table:formula="of:=SUM([.F24:.F25])" office:value-type="currency" office:currency="USD" office:value="103.599147" calcext:value-type="currency">
            <text:p>$103.60</text:p>
          </table:table-cell>
          <table:table-cell table:style-name="ce57"/>
          <table:table-cell table:style-name="ce64" table:formula="of:=SUM([.H24:.H25])" office:value-type="currency" office:currency="USD" office:value="91.563046" calcext:value-type="currency">
            <text:p>$91.56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58" office:value-type="string" calcext:value-type="string">
            <text:p>Box/Dunnage</text:p>
          </table:table-cell>
          <table:table-cell table:style-name="ce65" office:value-type="currency" office:currency="USD" office:value="1" calcext:value-type="currency">
            <text:p>$1.00</text:p>
          </table:table-cell>
          <table:table-cell table:style-name="ce65"/>
          <table:table-cell table:style-name="ce65" office:value-type="currency" office:currency="USD" office:value="1" calcext:value-type="currency">
            <text:p>$1.00</text:p>
          </table:table-cell>
          <table:table-cell table:style-name="ce65"/>
          <table:table-cell table:style-name="ce65" office:value-type="currency" office:currency="USD" office:value="1" calcext:value-type="currency">
            <text:p>$1.00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58" office:value-type="string" calcext:value-type="string">
            <text:p>USPS 1<text:span text:style-name="T1">st</text:span> class</text:p>
          </table:table-cell>
          <table:table-cell table:style-name="ce65" office:value-type="currency" office:currency="USD" office:value="6.25" calcext:value-type="currency">
            <text:p>$6.25</text:p>
          </table:table-cell>
          <table:table-cell table:style-name="ce65"/>
          <table:table-cell table:style-name="ce65" office:value-type="currency" office:currency="USD" office:value="6.25" calcext:value-type="currency">
            <text:p>$6.25</text:p>
          </table:table-cell>
          <table:table-cell table:style-name="ce65"/>
          <table:table-cell table:style-name="ce65" office:value-type="currency" office:currency="USD" office:value="6.25" calcext:value-type="currency">
            <text:p>$6.25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office:value-type="string" calcext:value-type="string">
            <text:p>GRAND TOTAL</text:p>
          </table:table-cell>
          <table:table-cell table:style-name="ce66" table:formula="of:=SUM([.D26:.D28])" office:value-type="currency" office:currency="USD" office:value="122.639737" calcext:value-type="currency">
            <text:p>$122.64</text:p>
          </table:table-cell>
          <table:table-cell table:style-name="ce58"/>
          <table:table-cell table:style-name="ce66" table:formula="of:=SUM([.F26:.F28])" office:value-type="currency" office:currency="USD" office:value="110.849147" calcext:value-type="currency">
            <text:p>$110.85</text:p>
          </table:table-cell>
          <table:table-cell table:style-name="ce58"/>
          <table:table-cell table:style-name="ce66" table:formula="of:=SUM([.H26:.H28])" office:value-type="currency" office:currency="USD" office:value="98.813046" calcext:value-type="currency">
            <text:p>$98.81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Upfront build cost:</text:p>
          </table:table-cell>
          <table:table-cell table:style-name="ce67" table:formula="of:=5*[.D22]" office:value-type="currency" office:currency="USD" office:value="407.978" calcext:value-type="currency">
            <text:p>$408</text:p>
          </table:table-cell>
          <table:table-cell table:style-name="ce67"/>
          <table:table-cell table:style-name="ce67" table:formula="of:=10*[.F22]" office:value-type="currency" office:currency="USD" office:value="707.036" calcext:value-type="currency">
            <text:p>$707</text:p>
          </table:table-cell>
          <table:table-cell table:style-name="ce67"/>
          <table:table-cell table:style-name="ce67" table:formula="of:=25*[.H22]" office:value-type="currency" office:currency="USD" office:value="1489.62" calcext:value-type="currency">
            <text:p>$1,490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All costs include shipping (where applicable)</text:p>
          </table:table-cell>
          <table:table-cell table:number-columns-repeated="16382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percentage-style style:name="N141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21:01:42.489021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8:59.820625304</meta:creation-date>
    <dc:date>2024-07-22T21:04:55.502163719</dc:date>
    <meta:editing-duration>PT2H58M3S</meta:editing-duration>
    <meta:editing-cycles>5</meta:editing-cycles>
    <meta:generator>LibreOffice/24.2.5.2$MacOSX_AARCH64 LibreOffice_project/bffef4ea93e59bebbeaf7f431bb02b1a39ee8a59</meta:generator>
    <meta:print-date>2024-07-22T21:04:39.280601093</meta:print-date>
    <meta:document-statistic meta:table-count="1" meta:cell-count="183" meta:object-count="0"/>
  </office:meta>
</office:document-meta>
</file>